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0eb05" officeooo:paragraph-rsid="0010eb05"/>
    </style:style>
    <style:style style:name="P2" style:family="paragraph" style:parent-style-name="Standard">
      <style:paragraph-properties fo:line-height="150%"/>
      <style:text-properties officeooo:rsid="001242ad" officeooo:paragraph-rsid="001242ad"/>
    </style:style>
    <style:style style:name="P3" style:family="paragraph" style:parent-style-name="Standard">
      <style:paragraph-properties fo:line-height="150%"/>
      <style:text-properties officeooo:rsid="001242ad" officeooo:paragraph-rsid="0013e37e"/>
    </style:style>
    <style:style style:name="P4" style:family="paragraph" style:parent-style-name="Standard">
      <style:paragraph-properties fo:line-height="150%"/>
      <style:text-properties officeooo:rsid="0013e37e" officeooo:paragraph-rsid="0013e37e"/>
    </style:style>
    <style:style style:name="P5" style:family="paragraph" style:parent-style-name="Standard">
      <style:paragraph-properties fo:line-height="150%"/>
      <style:text-properties officeooo:rsid="001242ad" officeooo:paragraph-rsid="0013e37e"/>
    </style:style>
    <style:style style:name="P6" style:family="paragraph" style:parent-style-name="Standard">
      <style:paragraph-properties fo:line-height="150%"/>
      <style:text-properties officeooo:rsid="00154b42" officeooo:paragraph-rsid="00154b42"/>
    </style:style>
    <style:style style:name="T1" style:family="text">
      <style:text-properties officeooo:rsid="001512d9"/>
    </style:style>
    <style:style style:name="T2" style:family="text">
      <style:text-properties officeooo:rsid="0013e37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Nice Integral<text:tab/><text:span text:style-name="T1">if you have studied integration ...</text:span></text:p>
      <text:p text:style-name="P1"/>
      <text:p text:style-name="P2"><draw:frame draw:style-name="fr2" draw:name="Object1" text:anchor-type="as-char" svg:y="-0.743cm" svg:width="2.667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Use integration by parts to show that:</text:p>
      <text:p text:style-name="P3"><draw:frame draw:style-name="fr2" draw:name="Object2" text:anchor-type="as-char" svg:y="-0.377cm" svg:width="1.82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So:</text:p>
      <text:p text:style-name="P3"><draw:frame draw:style-name="fr2" draw:name="Object3" text:anchor-type="as-char" svg:y="-0.377cm" svg:width="7.463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In general:</text:p>
      <text:p text:style-name="P3"><draw:frame draw:style-name="fr2" draw:name="Object4" text:anchor-type="as-char" svg:y="-0.377cm" svg:width="1.29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Now:</text:p>
      <text:p text:style-name="P6"><draw:frame draw:style-name="fr1" draw:name="Object7" text:anchor-type="as-char" svg:y="-0.377cm" svg:width="3.302cm" svg:height="0.467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6">This only makes sense if<draw:frame draw:style-name="fr1" draw:name="Object8" text:anchor-type="as-char" svg:y="-0.377cm" svg:width="0.422cm" svg:height="0.467cm" draw:z-index="5"><draw:object xlink:href="./Object 8" xlink:type="simple" xlink:show="embed" xlink:actuate="onLoad"/><draw:image xlink:href="./ObjectReplacements/Object 8" xlink:type="simple" xlink:show="embed" xlink:actuate="onLoad"/></draw:frame>is a positive integer.</text:p>
      <text:p text:style-name="P6"><draw:frame draw:style-name="fr2" draw:name="Object9" text:anchor-type="as-char" svg:y="-0.743cm" svg:width="2.667cm" svg:height="1.1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>This makes sense for any value of<draw:frame draw:style-name="fr1" draw:name="Object10" text:anchor-type="as-char" svg:y="-0.377cm" svg:width="0.422cm" svg:height="0.467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6"/>
      <text:p text:style-name="P6">So, for example:</text:p>
      <text:p text:style-name="P2"><draw:frame draw:style-name="fr2" draw:name="Object5" text:anchor-type="as-char" svg:y="-0.743cm" svg:width="3.544cm" svg:height="1.19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>I might not be able to work this out but it certainly has a value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5T12:27:21.275000000</meta:creation-date>
    <dc:date>2022-03-23T12:37:30.892000000</dc:date>
    <meta:editing-duration>PT22M50S</meta:editing-duration>
    <meta:editing-cycles>6</meta:editing-cycles>
    <meta:generator>LibreOffice/6.3.5.2$Windows_X86_64 LibreOffice_project/dd0751754f11728f69b42ee2af66670068624673</meta:generator>
    <meta:document-statistic meta:table-count="0" meta:image-count="0" meta:object-count="9" meta:page-count="1" meta:paragraph-count="16" meta:word-count="53" meta:character-count="268" meta:non-whitespace-character-count="224"/>
  </office:meta>
</office:document-meta>
</file>

<file path=Object 1/content.xml><?xml version="1.0" encoding="utf-8"?>
<math xmlns="http://www.w3.org/1998/Math/MathML" display="block">
  <semantics>
    <mrow>
      <mrow>
        <msub>
          <mi>I</mi>
          <mi>n</mi>
        </msub>
        <mo stretchy="false">=</mo>
        <mrow>
          <munderover>
            <mo stretchy="false">∫</mo>
            <mn>0</mn>
            <mi>∞</mi>
          </munderover>
          <msup>
            <mi>x</mi>
            <mi>n</mi>
          </msup>
        </mrow>
      </mrow>
      <msup>
        <mi>e</mi>
        <mrow>
          <mo stretchy="false">−</mo>
          <mi>x</mi>
        </mrow>
      </msup>
      <mi mathvariant="italic">dx</mi>
    </mrow>
    <annotation encoding="StarMath 5.0">I sub n=int from{0} to{∞}{ x^n}{e^-x}dx</annotation>
  </semantics>
</math>
</file>

<file path=Object 10/content.xml><?xml version="1.0" encoding="utf-8"?>
<math xmlns="http://www.w3.org/1998/Math/MathML" display="block">
  <semantics>
    <mi>n</mi>
    <annotation encoding="StarMath 5.0"> n</annotation>
  </semantics>
</math>
</file>

<file path=Object 2/content.xml><?xml version="1.0" encoding="utf-8"?>
<math xmlns="http://www.w3.org/1998/Math/MathML" display="block">
  <semantics>
    <mrow>
      <mrow>
        <msub>
          <mi>I</mi>
          <mi>n</mi>
        </msub>
        <mo stretchy="false">=</mo>
        <mi>n</mi>
      </mrow>
      <msub>
        <mi>I</mi>
        <mrow>
          <mi>n</mi>
          <mo stretchy="false">−</mo>
          <mn>1</mn>
        </mrow>
      </msub>
    </mrow>
    <annotation encoding="StarMath 5.0"> I sub n=n I sub {n-1}</annotation>
  </semantics>
</math>
</file>

<file path=Object 3/content.xml><?xml version="1.0" encoding="utf-8"?>
<math xmlns="http://www.w3.org/1998/Math/MathML" display="block">
  <semantics>
    <mrow>
      <mrow>
        <msub>
          <mi>I</mi>
          <mn>8</mn>
        </msub>
        <mo stretchy="false">=</mo>
        <mrow>
          <mn>8</mn>
          <mo stretchy="false">×</mo>
          <msub>
            <mi>I</mi>
            <mn>7</mn>
          </msub>
        </mrow>
        <mo stretchy="false">=</mo>
        <mrow>
          <mn>8</mn>
          <mo stretchy="false">×</mo>
          <mn>7</mn>
          <mo stretchy="false">×</mo>
          <msub>
            <mi>I</mi>
            <mn>6</mn>
          </msub>
        </mrow>
        <mo stretchy="false">=</mo>
        <mrow>
          <mn>8</mn>
          <mo stretchy="false">×</mo>
          <mn>7</mn>
          <mo stretchy="false">×</mo>
          <mn>6</mn>
          <mo stretchy="false">×</mo>
          <msub>
            <mi>I</mi>
            <mn>5</mn>
          </msub>
        </mrow>
        <mo stretchy="false">=</mo>
        <mn>...</mn>
        <mo stretchy="false">=</mo>
        <mn>8</mn>
      </mrow>
      <mi>!</mi>
    </mrow>
    <annotation encoding="StarMath 5.0"> I sub 8=8 times I sub 7=8 times 7 times I sub 6=8 times 7 times 6 times I sub5=...=8!</annotation>
  </semantics>
</math>
</file>

<file path=Object 4/content.xml><?xml version="1.0" encoding="utf-8"?>
<math xmlns="http://www.w3.org/1998/Math/MathML" display="block">
  <semantics>
    <mrow>
      <mrow>
        <msub>
          <mi>I</mi>
          <mi>n</mi>
        </msub>
        <mo stretchy="false">=</mo>
        <mi>n</mi>
      </mrow>
      <mi>!</mi>
    </mrow>
    <annotation encoding="StarMath 5.0"> I sub n=n!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!</mi>
        <mo stretchy="false">=</mo>
        <mrow>
          <munderover>
            <mo stretchy="false">∫</mo>
            <mn>0</mn>
            <mi>∞</mi>
          </munderover>
          <msup>
            <mi>x</mi>
            <mrow>
              <mo stretchy="false">−</mo>
              <mn>1</mn>
            </mrow>
          </msup>
        </mrow>
      </mrow>
      <msup>
        <mi>e</mi>
        <mrow>
          <mo stretchy="false">−</mo>
          <mi>x</mi>
        </mrow>
      </msup>
      <mi mathvariant="italic">dx</mi>
    </mrow>
    <annotation encoding="StarMath 5.0">(-1)!=int from{0} to{∞}{ x^-1}{e^-x}dx</annotation>
  </semantics>
</math>
</file>

<file path=Object 7/content.xml><?xml version="1.0" encoding="utf-8"?>
<math xmlns="http://www.w3.org/1998/Math/MathML" display="block">
  <semantics>
    <mrow>
      <mi>n</mi>
      <mrow>
        <mi>!</mi>
        <mo stretchy="false">=</mo>
        <mrow>
          <mn>1</mn>
          <mo stretchy="false">×</mo>
          <mn>2</mn>
          <mo stretchy="false">×</mo>
          <mn>3</mn>
        </mrow>
      </mrow>
      <mrow>
        <mi>…</mi>
        <mo stretchy="false">×</mo>
        <mi>n</mi>
      </mrow>
    </mrow>
    <annotation encoding="StarMath 5.0">n!= 1times2times3 … times n</annotation>
  </semantics>
</math>
</file>

<file path=Object 8/content.xml><?xml version="1.0" encoding="utf-8"?>
<math xmlns="http://www.w3.org/1998/Math/MathML" display="block">
  <semantics>
    <mi>n</mi>
    <annotation encoding="StarMath 5.0"> n </annotation>
  </semantics>
</math>
</file>

<file path=Object 9/content.xml><?xml version="1.0" encoding="utf-8"?>
<math xmlns="http://www.w3.org/1998/Math/MathML" display="block">
  <semantics>
    <mrow>
      <mrow>
        <msub>
          <mi>I</mi>
          <mi>n</mi>
        </msub>
        <mo stretchy="false">=</mo>
        <mrow>
          <munderover>
            <mo stretchy="false">∫</mo>
            <mn>0</mn>
            <mi>∞</mi>
          </munderover>
          <msup>
            <mi>x</mi>
            <mi>n</mi>
          </msup>
        </mrow>
      </mrow>
      <msup>
        <mi>e</mi>
        <mrow>
          <mo stretchy="false">−</mo>
          <mi>x</mi>
        </mrow>
      </msup>
      <mi mathvariant="italic">dx</mi>
    </mrow>
    <annotation encoding="StarMath 5.0">I sub n=int from{0} to{∞}{ x^n}{e^-x}dx</annotation>
  </semantics>
</math>
</file>